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FTPWriteRequestPacket.TFTPWriteRequestPacket( DatagramPacket datag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WriteRequestPacket.TFTPWriteRequestPacket( InetAddress destination , int port , String filename , int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